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2</text:p>
          </table:table-cell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 table:number-rows-repeated="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0:14:44.059141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22T10:15:08.141991855</dc:date>
    <meta:editing-duration>PT1H39M19S</meta:editing-duration>
    <meta:editing-cycles>35</meta:editing-cycles>
    <meta:generator>LibreOffice/5.3.1.2$Linux_X86_64 LibreOffice_project/30m0$Build-2</meta:generator>
    <meta:document-statistic meta:table-count="1" meta:cell-count="106" meta:object-count="0"/>
  </office:meta>
</office:document-meta>
</file>